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sued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2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nel1x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bb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llowvis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mat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crochipsqua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el1x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botdi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otvacuum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ckho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anetaryring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larfla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lyester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office:value-type="string" calcext:value-type="string">
            <text:p>nyl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o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morningbreath</text:p>
          </table:table-cell>
          <table:table-cell office:value-type="string" calcext:value-type="string">
            <text:p>yes?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yes??</text:p>
          </table:table-cell>
        </table:table-row>
        <table:table-row table:style-name="ro1">
          <table:table-cell office:value-type="string" calcext:value-type="string">
            <text:p>astroblac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lipsecharcoal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30">00/00/0000</text:date>, <text:time style:data-style-name="N2" text:time-value="15:41:10.639378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14:43:33.605015062</meta:creation-date>
    <dc:date>2026-04-30T16:20:29.397012597</dc:date>
    <meta:editing-duration>PT1H32M40S</meta:editing-duration>
    <meta:editing-cycles>17</meta:editing-cycles>
    <meta:generator>LibreOffice/24.2.7.2$Linux_X86_64 LibreOffice_project/420$Build-2</meta:generator>
    <meta:document-statistic meta:table-count="1" meta:cell-count="60" meta:object-count="0"/>
  </office:meta>
</office:document-meta>
</file>